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0.582cm"/>
    </style:style>
    <style:style style:name="co10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0.559cm"/>
    </style:style>
    <style:style style:name="co15" style:family="table-column">
      <style:table-column-properties fo:break-before="auto" style:column-width="1.058cm"/>
    </style:style>
    <style:style style:name="co16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781cm"/>
    </style:style>
    <style:style style:name="co20" style:family="table-column">
      <style:table-column-properties fo:break-before="auto" style:column-width="0.836cm"/>
    </style:style>
    <style:style style:name="co21" style:family="table-column">
      <style:table-column-properties fo:break-before="auto" style:column-width="0.81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ff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8" table:number-columns-repeated="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table table:name="工作表4" table:style-name="ta1" table:print="false">
        <table:table-column table:style-name="co17" table:default-cell-style-name="Default"/>
        <table:table-column table:style-name="co10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2" office:value-type="string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00000100</text:p>
          </table:table-cell>
          <table:table-cell office:value-type="string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0001000</text:p>
          </table:table-cell>
          <table:table-cell table:style-name="ce1" office:value-type="string">
            <text:p>0001000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01100</text:p>
          </table:table-cell>
          <table:table-cell office:value-type="string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0010000</text:p>
          </table:table-cell>
          <table:table-cell table:style-name="ce2" office:value-type="string">
            <text:p>00001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PL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00010100</text:p>
          </table:table-cell>
          <table:table-cell office:value-type="string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0001100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11100</text:p>
          </table:table-cell>
          <table:table-cell office:value-type="string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00100000</text:p>
          </table:table-cell>
          <table:table-cell office:value-type="string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1" office:value-type="string">
            <text:p>00101000</text:p>
          </table:table-cell>
          <table:table-cell table:style-name="ce1" office:value-type="string">
            <text:p>0001010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office:value-type="string">
            <text:p>00101100</text:p>
          </table:table-cell>
          <table:table-cell office:value-type="string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2" office:value-type="string">
            <text:p>00110000</text:p>
          </table:table-cell>
          <table:table-cell table:style-name="ce2" office:value-type="string">
            <text:p>00001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MI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00110100</text:p>
          </table:table-cell>
          <table:table-cell office:value-type="string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table:style-name="ce1" office:value-type="string">
            <text:p>00111000</text:p>
          </table:table-cell>
          <table:table-cell table:style-name="ce1" office:value-type="string">
            <text:p>0001110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office:value-type="string">
            <text:p>01000000</text:p>
          </table:table-cell>
          <table:table-cell office:value-type="string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000100</text:p>
          </table:table-cell>
          <table:table-cell office:value-type="string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01000</text:p>
          </table:table-cell>
          <table:table-cell table:style-name="ce1" office:value-type="string">
            <text:p>00010010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01100</text:p>
          </table:table-cell>
          <table:table-cell office:value-type="string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010000</text:p>
          </table:table-cell>
          <table:table-cell table:style-name="ce2" office:value-type="string">
            <text:p>0000101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010100</text:p>
          </table:table-cell>
          <table:table-cell office:value-type="string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11000</text:p>
          </table:table-cell>
          <table:table-cell table:style-name="ce1" office:value-type="string">
            <text:p>0001101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11100</text:p>
          </table:table-cell>
          <table:table-cell office:value-type="string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01100000</text:p>
          </table:table-cell>
          <table:table-cell office:value-type="string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100100</text:p>
          </table:table-cell>
          <table:table-cell office:value-type="string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01000</text:p>
          </table:table-cell>
          <table:table-cell table:style-name="ce1" office:value-type="string">
            <text:p>0001011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01100</text:p>
          </table:table-cell>
          <table:table-cell office:value-type="string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110000</text:p>
          </table:table-cell>
          <table:table-cell table:style-name="ce2" office:value-type="string">
            <text:p>000011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110100</text:p>
          </table:table-cell>
          <table:table-cell office:value-type="string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11000</text:p>
          </table:table-cell>
          <table:table-cell table:style-name="ce1" office:value-type="string">
            <text:p>00011110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11100</text:p>
          </table:table-cell>
          <table:table-cell office:value-type="string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10000000</text:p>
          </table:table-cell>
          <table:table-cell office:value-type="string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000100</text:p>
          </table:table-cell>
          <table:table-cell table:style-name="ce3" office:value-type="string">
            <text:p>0010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01000</text:p>
          </table:table-cell>
          <table:table-cell table:style-name="ce1" office:value-type="string">
            <text:p>00010001</text:p>
          </table:table-cell>
          <table:table-cell table:number-columns-repeated="2" table:style-name="ce1" office:value-type="string">
            <text:p>8</text:p>
          </table:table-cell>
          <table:table-cell table:style-name="ce1" office:value-type="string">
            <text:p>DE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001100</text:p>
          </table:table-cell>
          <table:table-cell table:style-name="ce3" office:value-type="string">
            <text:p>0011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010000</text:p>
          </table:table-cell>
          <table:table-cell table:style-name="ce2" office:value-type="string">
            <text:p>0000100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010100</text:p>
          </table:table-cell>
          <table:table-cell table:style-name="ce3" office:value-type="string">
            <text:p>0010100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11000</text:p>
          </table:table-cell>
          <table:table-cell table:style-name="ce1" office:value-type="string">
            <text:p>0001100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Y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0011100</text:p>
          </table:table-cell>
          <table:table-cell office:value-type="string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100000</text:p>
          </table:table-cell>
          <table:table-cell table:style-name="ce3" office:value-type="string">
            <text:p>000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0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0100100</text:p>
          </table:table-cell>
          <table:table-cell table:style-name="ce3" office:value-type="string">
            <text:p>001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01000</text:p>
          </table:table-cell>
          <table:table-cell table:style-name="ce1" office:value-type="string">
            <text:p>0001010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A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01100</text:p>
          </table:table-cell>
          <table:table-cell table:style-name="ce3" office:value-type="string">
            <text:p>0011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110000</text:p>
          </table:table-cell>
          <table:table-cell table:style-name="ce2" office:value-type="string">
            <text:p>000011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110100</text:p>
          </table:table-cell>
          <table:table-cell table:style-name="ce3" office:value-type="string">
            <text:p>0010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11000</text:p>
          </table:table-cell>
          <table:table-cell table:style-name="ce1" office:value-type="string">
            <text:p>00011101</text:p>
          </table:table-cell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V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11100</text:p>
          </table:table-cell>
          <table:table-cell table:style-name="ce3" office:value-type="string">
            <text:p>0011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,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1000000</text:p>
          </table:table-cell>
          <table:table-cell table:style-name="ce3" office:value-type="string">
            <text:p>000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000100</text:p>
          </table:table-cell>
          <table:table-cell table:style-name="ce3" office:value-type="string">
            <text:p>001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001000</text:p>
          </table:table-cell>
          <table:table-cell table:style-name="ce1" office:value-type="string">
            <text:p>000100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001100</text:p>
          </table:table-cell>
          <table:table-cell table:style-name="ce3" office:value-type="string">
            <text:p>00110011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010000</text:p>
          </table:table-cell>
          <table:table-cell table:style-name="ce2" office:value-type="string">
            <text:p>00001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NE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010100</text:p>
          </table:table-cell>
          <table:table-cell office:value-type="string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1000</text:p>
          </table:table-cell>
          <table:table-cell table:style-name="ce1" office:value-type="string">
            <text:p>000110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011100</text:p>
          </table:table-cell>
          <table:table-cell office:value-type="string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1100000</text:p>
          </table:table-cell>
          <table:table-cell table:style-name="ce3" office:value-type="string">
            <text:p>000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100100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101000</text:p>
          </table:table-cell>
          <table:table-cell table:style-name="ce1" office:value-type="string">
            <text:p>000101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101100</text:p>
          </table:table-cell>
          <table:table-cell table:style-name="ce3" office:value-type="string">
            <text:p>0011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110000</text:p>
          </table:table-cell>
          <table:table-cell table:style-name="ce2" office:value-type="string">
            <text:p>0000111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Q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110100</text:p>
          </table:table-cell>
          <table:table-cell office:value-type="string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111000</text:p>
          </table:table-cell>
          <table:table-cell table:style-name="ce1" office:value-type="string">
            <text:p>000111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111100</text:p>
          </table:table-cell>
          <table:table-cell office:value-type="string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1020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]&amp;[.B3]&amp;[.C3]&amp;[.D3]&amp;[.E3]&amp;[.F3]&amp;[.G3]&amp;[.H3]" office:value-type="string" office:string-value="00100100">
            <text:p>00100100</text:p>
          </table:table-cell>
          <table:table-cell table:formula="of:=[.H3]&amp;[.G3]&amp;[.F3]&amp;[.E3]&amp;[.D3]&amp;[.C3]&amp;[.B3]&amp;[.A3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]&amp;[.B4]&amp;[.C4]&amp;[.D4]&amp;[.E4]&amp;[.F4]&amp;[.G4]&amp;[.H4]" office:value-type="string" office:string-value="00101100">
            <text:p>00101100</text:p>
          </table:table-cell>
          <table:table-cell table:formula="of:=[.H4]&amp;[.G4]&amp;[.F4]&amp;[.E4]&amp;[.D4]&amp;[.C4]&amp;[.B4]&amp;[.A4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1001100">
            <text:p>01001100</text:p>
          </table:table-cell>
          <table:table-cell table:formula="of:=[.H6]&amp;[.G6]&amp;[.F6]&amp;[.E6]&amp;[.D6]&amp;[.C6]&amp;[.B6]&amp;[.A6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1101100">
            <text:p>01101100</text:p>
          </table:table-cell>
          <table:table-cell table:formula="of:=[.H8]&amp;[.G8]&amp;[.F8]&amp;[.E8]&amp;[.D8]&amp;[.C8]&amp;[.B8]&amp;[.A8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0000100">
            <text:p>10000100</text:p>
          </table:table-cell>
          <table:table-cell table:formula="of:=[.H9]&amp;[.G9]&amp;[.F9]&amp;[.E9]&amp;[.D9]&amp;[.C9]&amp;[.B9]&amp;[.A9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0001010">
            <text:p>10001010</text:p>
          </table:table-cell>
          <table:table-cell table:formula="of:=[.H10]&amp;[.G10]&amp;[.F10]&amp;[.E10]&amp;[.D10]&amp;[.C10]&amp;[.B10]&amp;[.A1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0001100">
            <text:p>10001100</text:p>
          </table:table-cell>
          <table:table-cell table:formula="of:=[.H11]&amp;[.G11]&amp;[.F11]&amp;[.E11]&amp;[.D11]&amp;[.C11]&amp;[.B11]&amp;[.A11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10011010">
            <text:p>10011010</text:p>
          </table:table-cell>
          <table:table-cell table:formula="of:=[.H13]&amp;[.G13]&amp;[.F13]&amp;[.E13]&amp;[.D13]&amp;[.C13]&amp;[.B13]&amp;[.A1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4]&amp;[.B14]&amp;[.C14]&amp;[.D14]&amp;[.E14]&amp;[.F14]&amp;[.G14]&amp;[.H14]" office:value-type="string" office:string-value="10100000">
            <text:p>10100000</text:p>
          </table:table-cell>
          <table:table-cell table:formula="of:=[.H14]&amp;[.G14]&amp;[.F14]&amp;[.E14]&amp;[.D14]&amp;[.C14]&amp;[.B14]&amp;[.A14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10100010">
            <text:p>10100010</text:p>
          </table:table-cell>
          <table:table-cell table:formula="of:=[.H15]&amp;[.G15]&amp;[.F15]&amp;[.E15]&amp;[.D15]&amp;[.C15]&amp;[.B15]&amp;[.A15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10101010">
            <text:p>10101010</text:p>
          </table:table-cell>
          <table:table-cell table:formula="of:=[.H16]&amp;[.G16]&amp;[.F16]&amp;[.E16]&amp;[.D16]&amp;[.C16]&amp;[.B16]&amp;[.A16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10111010">
            <text:p>10111010</text:p>
          </table:table-cell>
          <table:table-cell table:formula="of:=[.H17]&amp;[.G17]&amp;[.F17]&amp;[.E17]&amp;[.D17]&amp;[.C17]&amp;[.B17]&amp;[.A17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8]&amp;[.B18]&amp;[.C18]&amp;[.D18]&amp;[.E18]&amp;[.F18]&amp;[.G18]&amp;[.H18]" office:value-type="string" office:string-value="11000000">
            <text:p>11000000</text:p>
          </table:table-cell>
          <table:table-cell table:formula="of:=[.H18]&amp;[.G18]&amp;[.F18]&amp;[.E18]&amp;[.D18]&amp;[.C18]&amp;[.B18]&amp;[.A18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1000100">
            <text:p>11000100</text:p>
          </table:table-cell>
          <table:table-cell table:formula="of:=[.H19]&amp;[.G19]&amp;[.F19]&amp;[.E19]&amp;[.D19]&amp;[.C19]&amp;[.B19]&amp;[.A1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1001010">
            <text:p>11001010</text:p>
          </table:table-cell>
          <table:table-cell table:formula="of:=[.H20]&amp;[.G20]&amp;[.F20]&amp;[.E20]&amp;[.D20]&amp;[.C20]&amp;[.B20]&amp;[.A2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11001100">
            <text:p>11001100</text:p>
          </table:table-cell>
          <table:table-cell table:formula="of:=[.H21]&amp;[.G21]&amp;[.F21]&amp;[.E21]&amp;[.D21]&amp;[.C21]&amp;[.B21]&amp;[.A21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]&amp;[.B22]&amp;[.C22]&amp;[.D22]&amp;[.E22]&amp;[.F22]&amp;[.G22]&amp;[.H22]" office:value-type="string" office:string-value="11100000">
            <text:p>11100000</text:p>
          </table:table-cell>
          <table:table-cell table:formula="of:=[.H22]&amp;[.G22]&amp;[.F22]&amp;[.E22]&amp;[.D22]&amp;[.C22]&amp;[.B22]&amp;[.A22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]&amp;[.B23]&amp;[.C23]&amp;[.D23]&amp;[.E23]&amp;[.F23]&amp;[.G23]&amp;[.H23]" office:value-type="string" office:string-value="11100100">
            <text:p>11100100</text:p>
          </table:table-cell>
          <table:table-cell table:formula="of:=[.H23]&amp;[.G23]&amp;[.F23]&amp;[.E23]&amp;[.D23]&amp;[.C23]&amp;[.B23]&amp;[.A23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]&amp;[.B24]&amp;[.C24]&amp;[.D24]&amp;[.E24]&amp;[.F24]&amp;[.G24]&amp;[.H24]" office:value-type="string" office:string-value="11101100">
            <text:p>11101100</text:p>
          </table:table-cell>
          <table:table-cell table:formula="of:=[.H24]&amp;[.G24]&amp;[.F24]&amp;[.E24]&amp;[.D24]&amp;[.C24]&amp;[.B24]&amp;[.A24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工作表2.A1:工作表2.Q25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29/06/2017</text:date>, <text:time>17:39:2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6-29T17:39:21.66</dc:date>
    <meta:editing-duration>P1DT8H6M5S</meta:editing-duration>
    <meta:editing-cycles>53</meta:editing-cycles>
    <meta:generator>OpenOffice/4.1.2$Win32 OpenOffice.org_project/412m3$Build-9782</meta:generator>
    <meta:document-statistic meta:table-count="5" meta:cell-count="4819" meta:object-count="0"/>
  </office:meta>
</office:document-meta>
</file>